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d6e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>
            <text:p>Название пули</text:p>
          </table:table-cell>
          <table:table-cell table:style-name="ce1" office:value-type="string">
            <text:p>Масса пули (грамм)</text:p>
          </table:table-cell>
          <table:table-cell table:style-name="ce1" office:value-type="string">
            <text:p>Скорость пули (м/с)</text:p>
          </table:table-cell>
          <table:table-cell table:style-name="ce1" office:value-type="string">
            <text:p>Энергия (Дж)</text:p>
          </table:table-cell>
          <table:table-cell table:number-columns-repeated="5"/>
        </table:table-row>
        <table:table-row table:style-name="ro1">
          <table:table-cell office:value-type="string">
            <text:p>000Buckshot</text:p>
          </table:table-cell>
          <table:table-cell office:value-type="float" office:value="4.4063">
            <text:p>4,4063</text:p>
          </table:table-cell>
          <table:table-cell office:value-type="float" office:value="380">
            <text:p>380</text:p>
          </table:table-cell>
          <table:table-cell table:formula="of:=([.B2]/1000)*([.C2]*[.C2])/2" office:value-type="float" office:value="318.13486">
            <text:p>318,13486</text:p>
          </table:table-cell>
          <table:table-cell table:number-columns-repeated="5"/>
        </table:table-row>
        <table:table-row table:style-name="ro1">
          <table:table-cell office:value-type="string">
            <text:p>00Buckshot</text:p>
          </table:table-cell>
          <table:table-cell office:value-type="float" office:value="3.4862">
            <text:p>3,4862</text:p>
          </table:table-cell>
          <table:table-cell office:value-type="float" office:value="380">
            <text:p>380</text:p>
          </table:table-cell>
          <table:table-cell table:formula="of:=([.B3]/1000)*([.C3]*[.C3])/2" office:value-type="float" office:value="251.70364">
            <text:p>251,70364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4]/1000)*([.C4]*[.C4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5]/1000)*([.C5]*[.C5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6]/1000)*([.C6]*[.C6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7]/1000)*([.C7]*[.C7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8]/1000)*([.C8]*[.C8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table:formula="of:=([.B9]/1000)*([.C9]*[.C9])/2" office:value-type="float" office:value="2160">
            <text:p>21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1">
            <text:p>11,1</text:p>
          </table:table-cell>
          <table:table-cell office:value-type="float" office:value="542">
            <text:p>542</text:p>
          </table:table-cell>
          <table:table-cell table:formula="of:=([.B10]/1000)*([.C10]*[.C10])/2" office:value-type="float" office:value="1630.3902">
            <text:p>1630,3902</text:p>
          </table:table-cell>
          <table:table-cell/>
          <table:table-cell table:formula="of:=SQRT([.D10]*2/([.B10]/1000))" office:value-type="float" office:value="542">
            <text:p>542</text:p>
          </table:table-cell>
          <table:table-cell/>
          <table:table-cell table:formula="of:=[.D10]*2/([.C10]*[.C10])" office:value-type="float" office:value="0.0111">
            <text:p>0,0111</text:p>
          </table:table-cell>
          <table:table-cell table:formula="of:=SQRT([.D10]*2/[.H10])" office:value-type="float" office:value="542">
            <text:p>542</text:p>
          </table:table-cell>
        </table:table-row>
        <table:table-row table:style-name="ro1">
          <table:table-cell/>
          <table:table-cell table:number-columns-repeated="2"/>
          <table:table-cell table:formula="of:=([.B11]/1000)*([.C11]*[.C11])/2" office:value-type="float" office:value="0">
            <text:p>0</text:p>
          </table:table-cell>
          <table:table-cell/>
          <table:table-cell table:formula="of:=[.C10]*60" office:value-type="float" office:value="32520">
            <text:p>32520</text:p>
          </table:table-cell>
          <table:table-cell table:number-columns-repeated="3"/>
        </table:table-row>
        <table:table-row table:style-name="ro1">
          <table:table-cell/>
          <table:table-cell table:number-columns-repeated="2"/>
          <table:table-cell table:formula="of:=([.B12]/1000)*([.C12]*[.C12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13]/1000)*([.C13]*[.C13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14]/1000)*([.C14]*[.C14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15]/1000)*([.C15]*[.C15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16]/1000)*([.C16]*[.C16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17]/1000)*([.C17]*[.C17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18]/1000)*([.C18]*[.C18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19]/1000)*([.C19]*[.C19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0]/1000)*([.C20]*[.C20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1]/1000)*([.C21]*[.C21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2]/1000)*([.C22]*[.C22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3]/1000)*([.C23]*[.C23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4]/1000)*([.C24]*[.C24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5]/1000)*([.C25]*[.C25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6]/1000)*([.C26]*[.C26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7]/1000)*([.C27]*[.C27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8]/1000)*([.C28]*[.C28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29]/1000)*([.C29]*[.C29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0]/1000)*([.C30]*[.C30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1]/1000)*([.C31]*[.C31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2]/1000)*([.C32]*[.C32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3]/1000)*([.C33]*[.C33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4]/1000)*([.C34]*[.C34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5]/1000)*([.C35]*[.C35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6]/1000)*([.C36]*[.C36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7]/1000)*([.C37]*[.C37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8]/1000)*([.C38]*[.C38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39]/1000)*([.C39]*[.C39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/>
          <table:table-cell table:formula="of:=([.B40]/1000)*([.C40]*[.C40])/2" office:value-type="float" office:value="0">
            <text:p>0</text:p>
          </table:table-cell>
          <table:table-cell table:number-columns-repeated="5"/>
        </table:table-row>
      </table:table>
      <table:table table:name="Лист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13.05.2013</text:date>, <text:time>03:25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7T19:36:42.88</meta:creation-date>
    <meta:generator>OpenOffice.org/3.3$Win32 OpenOffice.org_project/330m20$Build-9567</meta:generator>
    <dc:date>2013-05-13T03:25:54.71</dc:date>
    <meta:editing-duration>PT5H10M37S</meta:editing-duration>
    <meta:editing-cycles>4</meta:editing-cycles>
    <meta:document-statistic meta:table-count="3" meta:cell-count="127" meta:object-count="0"/>
  </office:meta>
</office:document-meta>
</file>